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7d1d5" draw:textarea-horizontal-align="justify" draw:textarea-vertical-align="top" draw:auto-grow-height="false" fo:min-height="2.925cm" fo:min-width="5.85cm"/>
      <style:paragraph-properties style:writing-mode="lr-tb"/>
    </style:style>
    <style:style style:name="gr2" style:family="graphic" style:parent-style-name="standard">
      <style:graphic-properties draw:fill-color="#dee6ef" draw:textarea-horizontal-align="justify" draw:textarea-vertical-align="bottom" draw:auto-grow-height="false" fo:min-height="2.608cm" fo:min-width="4.262cm"/>
      <style:paragraph-properties style:writing-mode="lr-tb"/>
    </style:style>
    <style:style style:name="gr3" style:family="graphic" style:parent-style-name="standard">
      <style:graphic-properties draw:fill-color="#dee6ef" draw:textarea-horizontal-align="justify" draw:textarea-vertical-align="bottom" draw:auto-grow-height="false" fo:min-height="2.608cm" fo:min-width="4.263cm"/>
      <style:paragraph-properties style:writing-mode="lr-tb"/>
    </style:style>
    <style:style style:name="gr4" style:family="graphic" style:parent-style-name="standard">
      <style:graphic-properties draw:fill-color="#d4ea6b" draw:textarea-horizontal-align="justify" draw:textarea-vertical-align="middle" draw:auto-grow-height="false" fo:min-height="0.874cm" fo:min-width="2.419cm"/>
      <style:paragraph-properties style:writing-mode="lr-tb"/>
    </style:style>
    <style:style style:name="gr5" style:family="graphic" style:parent-style-name="objectwithoutfill">
      <style:graphic-properties draw:marker-start="Arrowheads_20_3" draw:marker-start-width="0.3cm" draw:marker-end="Arrowheads_20_4" draw:marker-end-width="0.3cm" draw:fill="none" draw:textarea-vertical-align="middle"/>
    </style:style>
    <style:style style:name="gr6" style:family="graphic" style:parent-style-name="objectwithoutfill">
      <style:graphic-properties draw:marker-start="Arrowheads_20_5" draw:marker-start-width="0.3cm" draw:marker-end="Arrowheads_20_6" draw:marker-end-width="0.3cm" draw:fill="none" draw:textarea-vertical-align="middle"/>
    </style:style>
    <style:style style:name="gr7" style:family="graphic" style:parent-style-name="objectwithoutfill">
      <style:graphic-properties draw:marker-start="Arrowheads_20_7" draw:marker-start-width="0.3cm" draw:marker-end="Arrowheads_20_8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  <style:text-properties fo:font-weight="bold"/>
    </style:style>
    <style:style style:name="P2" style:family="paragraph">
      <loext:graphic-properties draw:fill-color="#f7d1d5"/>
      <style:paragraph-properties fo:text-align="center"/>
      <style:text-properties fo:font-weight="bold"/>
    </style:style>
    <style:style style:name="P3" style:family="paragraph">
      <loext:graphic-properties draw:fill-color="#dee6ef"/>
      <style:paragraph-properties fo:text-align="center"/>
      <style:text-properties fo:font-weight="bold"/>
    </style:style>
    <style:style style:name="P4" style:family="paragraph">
      <loext:graphic-properties draw:fill-color="#d4ea6b"/>
      <style:paragraph-properties fo:text-align="center"/>
      <style:text-properties fo:font-weight="bold"/>
    </style:style>
    <style:style style:name="P5" style:family="paragraph">
      <loext:graphic-properties draw:fill="none"/>
      <style:paragraph-properties fo:text-align="center"/>
      <style:text-properties fo:font-weight="bold"/>
    </style:style>
    <style:style style:name="P6" style:family="paragraph">
      <style:text-properties fo:font-weight="bold"/>
    </style:style>
    <style:style style:name="P7" style:family="paragraph">
      <loext:graphic-properties draw:fill="none" draw:fill-color="#ffffff"/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175cm" svg:x="6.715cm" svg:y="2.587cm">
          <text:p text:style-name="P1">1 - mast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762cm" svg:height="2.858cm" svg:x="2.27cm" svg:y="7.667cm">
          <text:p text:style-name="P1">1 - Worker 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762cm" svg:height="2.858cm" svg:x="7.985cm" svg:y="7.667cm">
          <text:p text:style-name="P1">1 - Worker 2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763cm" svg:height="2.858cm" svg:x="14.017cm" svg:y="7.667cm">
          <text:p text:style-name="P1">1- Worker 3</text:p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4.127cm" svg:height="1.588cm" svg:x="7.985cm" svg:y="3.857cm">
          <text:p text:style-name="P1">2 - control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" draw:id="id2" draw:layer="layout" svg:width="4.127cm" svg:height="1.588cm" svg:x="2.587cm" svg:y="7.92cm">
          <text:p text:style-name="P1">2 - kubel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" draw:id="id3" draw:layer="layout" svg:width="4.127cm" svg:height="1.588cm" svg:x="8.087cm" svg:y="7.921cm">
          <text:p text:style-name="P1">2 - kubel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" draw:id="id4" draw:layer="layout" svg:width="4.127cm" svg:height="1.588cm" svg:x="14.187cm" svg:y="7.921cm">
          <text:p text:style-name="P1">2 - kubel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10.049cm" svg:y1="5.445cm" svg:x2="4.651cm" svg:y2="7.92cm" draw:start-shape="id1" draw:start-glue-point="8" draw:end-shape="id2" draw:end-glue-point="4" svg:d="M10049 5445l-5398 2475" svg:viewBox="0 0 5399 2476">
          <text:p/>
        </draw:connector>
        <draw:connector draw:style-name="gr6" draw:text-style-name="P5" draw:layer="layout" draw:type="line" svg:x1="10.049cm" svg:y1="5.445cm" svg:x2="10.151cm" svg:y2="7.921cm" draw:start-shape="id1" draw:start-glue-point="8" draw:end-shape="id3" draw:end-glue-point="4" svg:d="M10049 5445l102 2476" svg:viewBox="0 0 103 2477">
          <text:p/>
        </draw:connector>
        <draw:connector draw:style-name="gr7" draw:text-style-name="P5" draw:layer="layout" draw:type="line" svg:x1="10.049cm" svg:y1="5.445cm" svg:x2="16.251cm" svg:y2="7.921cm" draw:start-shape="id1" draw:start-glue-point="8" draw:end-shape="id4" draw:end-glue-point="4" svg:d="M10049 5445l6202 2476" svg:viewBox="0 0 6203 2477">
          <text:p/>
        </draw:connector>
        <draw:frame draw:style-name="gr8" draw:text-style-name="P7" draw:layer="layout" svg:width="13.376cm" svg:height="0.962cm" svg:x="3.74cm" svg:y="12.112cm">
          <draw:text-box>
            <text:p text:style-name="P6">Step-2: add controllers at master / worker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12T20:24:21.403067965</meta:creation-date>
    <dc:date>2021-09-12T20:33:52.272370741</dc:date>
    <meta:editing-duration>PT9M29S</meta:editing-duration>
    <meta:editing-cycles>6</meta:editing-cycles>
    <meta:generator>LibreOffice/7.1.5.2$Linux_X86_64 LibreOffice_project/10$Build-2</meta:generator>
    <meta:document-statistic meta:object-count="12"/>
  </office:meta>
</office:document-meta>
</file>